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Надежный расчет гипоксической нагрузки</text:p>
      <text:p text:style-name="Standard"/>
      <text:p text:style-name="Standard">Гипоксическая нагрузка определялась как общая площадь под кривой десатурации, связанной с респираторным событием. Для каждого индивидуально идентифицированного апноэ или гипопноэ <text:span text:style-name="T2">базовая сатурация до события определялась как максимальное значение SpO2 в течение 100 секунд до окончания события</text:span>. Площадь под этим базовым значением рассчитывалась по <text:span text:style-name="T2">окну поиска, специфичному для субъекта</text:span> (показано на рисунке 1) для каждого события. Для надежного расчета площади <text:span text:style-name="T2">окно поиска, специфичное для субъекта, получалось из усредненной кривой десатурации</text:span>. <text:span text:style-name="T2">Средняя кривая десатурации для каждого участника определялась путем наложения сигналов SpO2 относительно окончания событий</text:span>.</text:p>
      <text:p text:style-name="Standard">Это окно поиска особенно важно, когда <text:span text:style-name="T2">начало и конец события десатурации кислорода не могут быть точно определены (например, события без четкого восстановления SpO2 до базового значения)</text:span>. В этих случаях для оценки связанной площади под кривой десатурации средняя кривая десатурации полезна для определения окна поиска. Эту информацию можно использовать для минимизации артефактов и оценки площади под кривой десатурации, когда SpO2 не имеет четкого начала и конца для данного респираторного событ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re Bezroutchko</meta:initial-creator>
    <meta:creation-date>2025-01-18T17:50:46.270382909</meta:creation-date>
    <dc:date>2025-01-18T17:58:28.233482097</dc:date>
    <dc:creator>Alexandre Bezroutchko</dc:creator>
    <meta:editing-duration>PT7M42S</meta:editing-duration>
    <meta:editing-cycles>1</meta:editing-cycles>
    <meta:document-statistic meta:table-count="0" meta:image-count="0" meta:object-count="0" meta:page-count="1" meta:paragraph-count="3" meta:word-count="156" meta:character-count="1207" meta:non-whitespace-character-count="1054"/>
    <meta:generator>LibreOffice/7.5.5.2$MacOSX_AARCH64 LibreOffice_project/ca8fe7424262805f223b9a2334bc7181abbcbf5e</meta:generator>
  </office:meta>
</office:document-meta>
</file>